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start" fo:text-indent="0cm"/>
      <style:text-properties fo:color="#ffffff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3" style:family="text">
      <style:text-properties fo:color="#ffffff" style:text-outline="false" style:text-line-through-style="none" fo:font-family="'Times New Roman'" style:font-family-generic="roman" style:font-pitch="variable" fo:font-size="60pt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Krzycz z radości </text:span><text:span text:style-name="T1">Izraelu,</text:span><text:span text:style-name="T1"><text:line-break/></text:span><text:span text:style-name="T1">Spożyj Paschę</text:span><text:span text:style-name="T1"><text:line-break/></text:span><text:span text:style-name="T1">na cześć Pana</text:span><text:span text:style-name="T1"><text:line-break/></text:span><text:span text:style-name="T1">Krzycz z radości Izraelu,</text:span><text:span text:style-name="T1"><text:line-break/></text:span><text:span text:style-name="T1">na cześć Pana</text:span><text:span text:style-name="T1"><text:line-break/></text:span><text:span text:style-name="T1">Paschę świę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Krwią baranka</text:span><text:span text:style-name="T2"><text:line-break/></text:span><text:span text:style-name="T2">pokrop odrzwia</text:span><text:span text:style-name="T2"><text:line-break/></text:span><text:span text:style-name="T2">Przepasz biodra,</text:span><text:span text:style-name="T2"><text:line-break/></text:span><text:span text:style-name="T2">laskę weź</text:span><text:span text:style-name="T2"><text:line-break/></text:span><text:span text:style-name="T2">Jedz pośpiesznie,</text:span><text:span text:style-name="T2"><text:line-break/></text:span><text:span text:style-name="T2">gdyż jest to Pascha</text:span><text:span text:style-name="T2"><text:line-break/></text:span><text:span text:style-name="T2">Na twego Pana cze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zycz z radości </text:span><text:span text:style-name="T1">Izraelu,</text:span><text:span text:style-name="T1"><text:line-break/></text:span><text:span text:style-name="T1">Spożyj Paschę</text:span><text:span text:style-name="T1"><text:line-break/></text:span><text:span text:style-name="T1">na cześć Pana</text:span><text:span text:style-name="T1"><text:line-break/></text:span><text:span text:style-name="T1">Krzycz z radości Izraelu,</text:span><text:span text:style-name="T1"><text:line-break/></text:span><text:span text:style-name="T1">na cześć Pana</text:span><text:span text:style-name="T1"><text:line-break/></text:span><text:span text:style-name="T1">Paschę świę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3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Usuń kwas </text:span><text:span text:style-name="T2">ze swego domu</text:span><text:span text:style-name="T2"><text:line-break/></text:span><text:span text:style-name="T2">Spożyj wtedy </text:span><text:span text:style-name="T2">przaśny chleb</text:span><text:span text:style-name="T2"><text:line-break/></text:span><text:span text:style-name="T2">Zanurz hizop</text:span><text:span text:style-name="T2"><text:line-break/></text:span><text:span text:style-name="T2">we krwi baranka</text:span><text:span text:style-name="T2"><text:line-break/></text:span><text:span text:style-name="T3">Ja wyprowadzę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zycz z radości </text:span><text:span text:style-name="T1">Izraelu,</text:span><text:span text:style-name="T1"><text:line-break/></text:span><text:span text:style-name="T1">Spożyj Paschę</text:span><text:span text:style-name="T1"><text:line-break/></text:span><text:span text:style-name="T1">na cześć Pana</text:span><text:span text:style-name="T1"><text:line-break/></text:span><text:span text:style-name="T1">Krzycz z radości Izraelu,</text:span><text:span text:style-name="T1"><text:line-break/></text:span><text:span text:style-name="T1">na cześć Pana</text:span><text:span text:style-name="T1"><text:line-break/></text:span><text:span text:style-name="T1">Paschę świę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Pamiętajcie </text:span><text:span text:style-name="T2">o tym święcie</text:span><text:span text:style-name="T2"><text:line-break/></text:span><text:span text:style-name="T2">Gdy niewoli </text:span><text:span text:style-name="T2">przerwał czas</text:span><text:span text:style-name="T2"><text:line-break/></text:span><text:span text:style-name="T2">On wyprowadził nas z Egiptu</text:span><text:span text:style-name="T2"><text:line-break/></text:span><text:span text:style-name="T3">Pan wykupił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zycz z radości </text:span><text:span text:style-name="T1">Izraelu,</text:span><text:span text:style-name="T1"><text:line-break/></text:span><text:span text:style-name="T1">Spożyj Paschę</text:span><text:span text:style-name="T1"><text:line-break/></text:span><text:span text:style-name="T1">na cześć Pana</text:span><text:span text:style-name="T1"><text:line-break/></text:span><text:span text:style-name="T1">Krzycz z radości Izraelu,</text:span><text:span text:style-name="T1"><text:line-break/></text:span><text:span text:style-name="T1">na cześć Pana</text:span><text:span text:style-name="T1"><text:line-break/></text:span><text:span text:style-name="T1">Paschę świę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7:55:12</dc:date>
    <dc:language>pl-PL</dc:language>
    <meta:editing-cycles>13</meta:editing-cycles>
    <meta:editing-duration>PT1H1M36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